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urce Han Sans CN" svg:font-family="Source Han Sans CN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list-style-name="LFO1" style:family="paragraph"/>
  </office:automatic-styles>
  <office:body>
    <office:text text:use-soft-page-breaks="true">
      <text:p text:style-name="P1">Rendu Intermédiaire Projet MicroBlogAMU</text:p>
      <text:p text:style-name="P2">Samson Mannon</text:p>
      <text:p text:style-name="P3">Verniol Baptiste</text:p>
      <text:p text:style-name="P4"/>
      <text:p text:style-name="Standard">Notre serveur fonctionne grâce au pool de Thread voleur. Nous avons choisi ce pool car en faisant nos test lors des Tps précédents nous nous sommes apperçus<text:s/>qu’il était le plus performant.</text:p>
      <text:p text:style-name="Standard">Lorsqu’un client se connecte au serveur pour envoyer une requête, l’Executor se charge de créer un nouveau Thread.</text:p>
      <text:p text:style-name="Standard"/>
      <text:p text:style-name="Standard">Ce Thread execute la classe SocketHandler et prendra alors entièrement en charge les requêtes du client, il<text:s/>possède plusieurs méthodes :</text:p>
      <text:list text:style-name="LFO1" text:continue-numbering="true">
        <text:list-item>
          <text:p text:style-name="P5">Les méthodes pour reconnaître une requête :</text:p>
        </text:list-item>
      </text:list>
      <text:p text:style-name="Standard"/>
      <text:list text:style-name="LFO1" text:continue-numbering="true">
        <text:list-item>
          <text:list>
            <text:list-item>
              <text:p text:style-name="P6">void run() : la première méthode appelée qui appelle ensuite recoRequest() et requestManager()</text:p>
            </text:list-item>
          </text:list>
        </text:list-item>
      </text:list>
      <text:p text:style-name="Standard"/>
      <text:list text:style-name="LFO1" text:continue-numbering="true">
        <text:list-item>
          <text:list>
            <text:list-item>
              <text:p text:style-name="P7">Request recoRequest(), void requestManager() : Ces deux méthodes servent a reconnaître<text:s/>la requête et appeler les méthodes adéquates pour chaque requêtes.</text:p>
            </text:list-item>
          </text:list>
        </text:list-item>
      </text:list>
      <text:p text:style-name="Standard"/>
      <text:list text:style-name="LFO1" text:continue-numbering="true">
        <text:list-item>
          <text:p text:style-name="P8">Les méthodes pour le mode requête/réponse :</text:p>
        </text:list-item>
      </text:list>
      <text:p text:style-name="Standard"/>
      <text:list text:style-name="LFO1" text:continue-numbering="true">
        <text:list-item>
          <text:list>
            <text:list-item>
              <text:p text:style-name="P9">void publish() : Ecrit le message dans la base de données et envoie la réponse « OK » ou « ERROR ». Vérifie dans la base de données si des<text:s/>utilisateurs sont abonné a l’author du message ou aux tags qu’ils contient, si il y en a, soit l’envoie directement si le client est connecté, soit le met en attente. Il le recevra quand il se connectera.</text:p>
            </text:list-item>
          </text:list>
        </text:list-item>
      </text:list>
      <text:p text:style-name="Standard"/>
      <text:list text:style-name="LFO1" text:continue-numbering="true">
        <text:list-item>
          <text:list>
            <text:list-item>
              <text:p text:style-name="P10">void rcv_ids() : Envoie les MSG_IDS trouvés en réponse ou « ERROR » si elle n’y arrive pas ou n’en trouve pas.</text:p>
            </text:list-item>
          </text:list>
        </text:list-item>
      </text:list>
      <text:p text:style-name="Standard"/>
      <text:list text:style-name="LFO1" text:continue-numbering="true">
        <text:list-item>
          <text:list>
            <text:list-item>
              <text:p text:style-name="P11">void rcv_msg() : Envoie une réponse « MSG » contenant le message recherché.</text:p>
            </text:list-item>
          </text:list>
        </text:list-item>
      </text:list>
      <text:p text:style-name="Standard"/>
      <text:list text:style-name="LFO1" text:continue-numbering="true">
        <text:list-item>
          <text:list>
            <text:list-item>
              <text:p text:style-name="P12">void reply() : Fonctionne comme publish() mais spécifie dans la base de données que le message est une réponse a un autre. « reply_to_id:id » dans l’en-tête du message.</text:p>
            </text:list-item>
          </text:list>
        </text:list-item>
      </text:list>
      <text:p text:style-name="Standard"/>
      <text:list text:style-name="LFO1" text:continue-numbering="true">
        <text:list-item>
          <text:list>
            <text:list-item>
              <text:p text:style-name="P13">void republish() : Fonctionne comme publish() mais spécifie dans la base de données que le message est une re-publication d’un autre. « republished:true » dans l’en-tête du message.</text:p>
            </text:list-item>
          </text:list>
        </text:list-item>
      </text:list>
      <text:p text:style-name="Standard"/>
      <text:list text:style-name="LFO1" text:continue-numbering="true">
        <text:list-item>
          <text:p text:style-name="P14">Les méthodes pour le<text:s/>mode flux :</text:p>
        </text:list-item>
      </text:list>
      <text:p text:style-name="Standard"/>
      <text:list text:style-name="LFO1" text:continue-numbering="true">
        <text:list-item>
          <text:list>
            <text:list-item>
              <text:p text:style-name="P15">void connect() : Ajoute le socketHandler a la liste des clients connectés puis verifie si cet utilisateur a des messages en attente auquel il est abonné, si oui les envoie a la suite.</text:p>
            </text:list-item>
          </text:list>
        </text:list-item>
      </text:list>
      <text:p text:style-name="Standard"/>
      <text:list text:style-name="LFO1" text:continue-numbering="true">
        <text:list-item>
          <text:list>
            <text:list-item>
              <text:p text:style-name="P16">void subscribe() : Ajoute a la base de données l’information que l’utilisateur connecté est maintenant abonné à l’author ou au tag spécifié dans la requête SUBSCRIBE</text:p>
            </text:list-item>
          </text:list>
        </text:list-item>
      </text:list>
      <text:p text:style-name="Standard"/>
      <text:soft-page-break/>
      <text:list text:style-name="LFO1" text:continue-numbering="true">
        <text:list-item>
          <text:list>
            <text:list-item>
              <text:p text:style-name="P17">void unsubscribe() : Supprime de la base de donnée l’abonnement spécifié dans la requête UNSUBSCRIBE pour l’auteur connecté.</text:p>
            </text:list-item>
          </text:list>
        </text:list-item>
      </text:list>
      <text:p text:style-name="Standard">Nous stockons toute les informations du serveur dans une base de donnée représentée par 3 fichiers.</text:p>
      <text:p text:style-name="Standard"/>
      <text:p text:style-name="Standard">MsgDB, le fichier qui contient tout les messages. Un message est représenté sous la forme d’une ligne :</text:p>
      <text:p text:style-name="Standard"><text:tab/>author:@author msg_id:id | corps</text:p>
      <text:p text:style-name="Standard"/>
      <text:p text:style-name="Standard">SubscriptionDB, le fichier qui contient tout les abonnements. Une ligne représente :</text:p>
      <text:p text:style-name="Standard"><text:tab/>@author @author1 @author2 …</text:p>
      <text:p text:style-name="Standard"><text:tab/><text:tab/><text:tab/>OU</text:p>
      <text:p text:style-name="Standard"><text:tab/>#tag @author1 @author2…</text:p>
      <text:p text:style-name="Standard"><text:tab/>ou @author1 et @author2 sont abonnés a @author et à #tag</text:p>
      <text:p text:style-name="Standard"/>
      <text:p text:style-name="Standard">WaitingMsgDB, le fichier qui contient tout les messages en attente pour chaque<text:s/>utilisateur. Sous la forme :</text:p>
      <text:p text:style-name="Standard"><text:tab/>@author id1 id2 id3 …</text:p>
      <text:p text:style-name="Standard"><text:tab/>ou les messages dont les id sont id1, id2, id3 sont en attente pour @author, quand il se<text:s/><text:tab/>connectera il recevra tout les messages en attente et la ligne se supprimera.</text:p>
      <text:p text:style-name="Standard"/>
      <text:p text:style-name="Standard">Quand un utilisateur se connecte<text:s/>en envoyant une requête CONNECT, il est ajouté dans une structure de donnée de type :</text:p>
      <text:p text:style-name="Standard">HashTable(K, V)</text:p>
      <text:p text:style-name="Standard"><text:tab/>- K : le nom d’utilisateur</text:p>
      <text:p text:style-name="Standard"><text:tab/>- V la liste de SocketHandler pour cet utilisateur</text:p>
      <text:p text:style-name="Standard">De cette manière un client peut se connecter plusieurs fois, sur plusieurs<text:s/>appareils par exemple, et ses Socket seront stockés dans sa liste</text:p>
      <text:p text:style-name="Standard"/>
      <text:p text:style-name="Standard"/>
      <text:p text:style-name="Standard">9.</text:p>
      <text:p text:style-name="Standard">La communication se fait de manière asynchrone car elle se fait depuis le SocketHandler qui est un Thread et un Thread est asynchrone.</text:p>
      <text:p text:style-name="Standard"/>
      <text:p text:style-name="Standard"/>
      <text:p text:style-name="Standard"/>
      <text:p text:style-name="Standard">Les Clients :</text:p>
      <text:p text:style-name="Standard"/>
      <text:p text:style-name="Standard">Pour implémenter les clients, on a créé une classe abstraite Client qui traite la connexion avec le serveur et dont hérite toutes les autres classes de clients. Il y a aussi la classe abstraite ClientWithIdentification qui hérite de Client et qui permet l’identification de l’utilisateur en lui demandant son pseudo.</text:p>
      <text:p text:style-name="Standard"/>
      <text:p text:style-name="Standard">Ensuite, on a créé des classes pour les différentes requêtes et leurs traitements pour aider à une implémentation plus propre des clients et éviter ainsi la répétition.<text:s/>Les requêtes créent les requêtes adéquates et les traitements entre autre les envoies au serveur.</text:p>
      <text:p text:style-name="Standard"/>
      <text:p text:style-name="Standard">Il y a ainsi les classes abstraites Request et RequestWithBody dont hériteront les autres requêtes, pareil pour la classe abstraite Treatment et les classes treatment.</text:p>
      <text:p text:style-name="Standard"/>
      <text:p text:style-name="Standard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ource Han Sans CN" svg:font-family="Source Han Sans CN" style:font-family-generic="system" style:font-pitch="variable"/>
    <style:font-face style:name="Noto Sans Devanagari" svg:font-family="Noto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ource Han Sans CN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MSON Manon</dc:creator>
    <meta:creation-date>2022-03-13T15:46:00Z</meta:creation-date>
    <dc:date>2022-03-13T22:26:00Z</dc:date>
    <meta:template xlink:href="Normal.dotm" xlink:type="simple"/>
    <meta:editing-cycles>2</meta:editing-cycles>
    <meta:editing-duration>PT1140S</meta:editing-duration>
    <meta:document-statistic meta:page-count="2" meta:paragraph-count="8" meta:word-count="656" meta:character-count="4261" meta:row-count="30" meta:non-whitespace-character-count="3613"/>
  </office:meta>
</office:document-meta>
</file>